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venir" svg:font-family="Avenir"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2pt" style:font-size-asian="12pt" style:font-size-complex="12pt"/>
    </style:style>
    <style:style style:name="P3"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4"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5" style:parent-style-name="Normal" style:family="paragraph">
      <style:text-properties style:font-name="Times New Roman" style:font-name-complex="Times New Roman" fo:font-size="12pt" style:font-size-asian="12pt" style:font-size-complex="12pt"/>
    </style:style>
    <style:style style:name="P6" style:parent-style-name="Normal" style:family="paragraph">
      <style:text-properties style:font-name="Times New Roman" style:font-name-complex="Times New Roman" fo:font-size="12pt" style:font-size-asian="12pt" style:font-size-complex="12pt"/>
    </style:style>
    <style:style style:name="T7" style:parent-style-name="DefaultParagraphFont" style:family="text">
      <style:text-properties style:font-name="Times New Roman" style:font-name-complex="Times New Roman" fo:font-size="12pt" style:font-size-asian="12pt" style:font-size-complex="12pt"/>
    </style:style>
    <style:style style:name="T8" style:parent-style-name="Hyperlink" style:family="text">
      <style:text-properties style:font-name="Times New Roman" style:font-name-complex="Times New Roman" fo:font-size="12pt" style:font-size-asian="12pt" style:font-size-complex="12pt"/>
    </style:style>
    <style:style style:name="T9" style:parent-style-name="DefaultParagraphFont" style:family="text">
      <style:text-properties style:font-name="Times New Roman" style:font-name-complex="Times New Roman" fo:font-size="12pt" style:font-size-asian="12pt" style:font-size-complex="12pt"/>
    </style:style>
    <style:style style:name="P10" style:parent-style-name="Normal" style:family="paragraph">
      <style:text-properties style:font-name="Times New Roman" style:font-name-complex="Times New Roman" fo:font-size="12pt" style:font-size-asian="12pt" style:font-size-complex="12pt"/>
    </style:style>
    <style:style style:name="P11" style:parent-style-name="ListParagraph" style:list-style-name="LFO1" style:family="paragraph">
      <style:text-properties style:font-name="Times New Roman" style:font-name-complex="Times New Roman" fo:font-size="12pt" style:font-size-asian="12pt" style:font-size-complex="12pt"/>
    </style:style>
    <style:style style:name="P12" style:parent-style-name="ListParagraph" style:list-style-name="LFO1" style:family="paragraph">
      <style:text-properties style:font-name="Times New Roman" style:font-name-complex="Times New Roman" fo:font-size="12pt" style:font-size-asian="12pt" style:font-size-complex="12pt"/>
    </style:style>
    <style:style style:name="P13" style:parent-style-name="ListParagraph" style:list-style-name="LFO1" style:family="paragraph">
      <style:text-properties style:font-name="Times New Roman" style:font-name-complex="Times New Roman" fo:font-size="12pt" style:font-size-asian="12pt" style:font-size-complex="12pt"/>
    </style:style>
    <style:style style:name="P14" style:parent-style-name="ListParagraph" style:list-style-name="LFO1" style:family="paragraph">
      <style:text-properties style:font-name="Times New Roman" style:font-name-complex="Times New Roman" fo:font-size="12pt" style:font-size-asian="12pt" style:font-size-complex="12pt"/>
    </style:style>
    <style:style style:name="P15" style:parent-style-name="Normal" style:family="paragraph">
      <style:text-properties style:font-name="Times New Roman" style:font-name-complex="Times New Roman" fo:font-size="12pt" style:font-size-asian="12pt" style:font-size-complex="12pt"/>
    </style:style>
    <style:style style:name="P16" style:parent-style-name="Normal" style:family="paragraph">
      <style:text-properties style:font-name="Times New Roman" style:font-name-complex="Times New Roman" fo:font-size="12pt" style:font-size-asian="12pt" style:font-size-complex="12pt"/>
    </style:style>
    <style:style style:name="P17" style:parent-style-name="Normal" style:family="paragraph">
      <style:text-properties style:font-name="Times New Roman" style:font-name-complex="Times New Roman" fo:font-size="12pt" style:font-size-asian="12pt" style:font-size-complex="12pt"/>
    </style:style>
    <style:style style:name="P18" style:parent-style-name="Normal" style:family="paragraph">
      <style:text-properties style:font-name="Times New Roman" style:font-name-complex="Times New Roman" fo:font-size="12pt" style:font-size-asian="12pt" style:font-size-complex="12pt"/>
    </style:style>
    <style:style style:name="P19" style:parent-style-name="Normal" style:family="paragraph">
      <style:text-properties style:font-name="Times New Roman" style:font-name-complex="Times New Roman" fo:font-size="12pt" style:font-size-asian="12pt" style:font-size-complex="12pt"/>
    </style:style>
    <style:style style:name="P20" style:parent-style-name="Normal" style:family="paragraph">
      <style:text-properties style:font-name="Times New Roman" style:font-name-complex="Times New Roman" fo:font-size="12pt" style:font-size-asian="12pt" style:font-size-complex="12pt"/>
    </style:style>
    <style:style style:name="P21" style:parent-style-name="Normal" style:family="paragraph">
      <style:text-properties style:font-name="Times New Roman" style:font-name-complex="Times New Roman" fo:font-size="12pt" style:font-size-asian="12pt" style:font-size-complex="12pt"/>
    </style:style>
    <style:style style:name="P22" style:parent-style-name="Normal" style:family="paragraph">
      <style:text-properties style:font-name="Times New Roman" style:font-name-complex="Times New Roman" fo:font-size="12pt" style:font-size-asian="12pt" style:font-size-complex="12pt"/>
    </style:style>
    <style:style style:name="P23" style:parent-style-name="Normal" style:family="paragraph">
      <style:text-properties style:font-name="Times New Roman" style:font-name-complex="Times New Roman" fo:font-size="12pt" style:font-size-asian="12pt" style:font-size-complex="12pt"/>
    </style:style>
    <style:style style:name="P24" style:parent-style-name="Normal" style:family="paragraph">
      <style:text-properties style:font-name="Times New Roman" style:font-name-complex="Times New Roman" fo:font-size="12pt" style:font-size-asian="12pt" style:font-size-complex="12pt"/>
    </style:style>
    <style:style style:name="T25" style:parent-style-name="DefaultParagraphFont" style:family="text">
      <style:text-properties style:font-name="Times New Roman" style:font-name-complex="Times New Roman" fo:font-size="12pt" style:font-size-asian="12pt" style:font-size-complex="12pt"/>
    </style:style>
    <style:style style:name="T26"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Carnegie African Diaspora Fellowship Program (CADFP) All-Alumni Virtual Convening</text:p>
      <text:p text:style-name="P3"/>
      <text:p text:style-name="P4">Concept</text:p>
      <text:p text:style-name="P5">The Carnegie African Diaspora Fellowship Program (CADFP)—funded by the Carnegie Corporation of New York and administered by the Institute of<text:s/>International Education (IIE)—connects the African, academic diaspora in the U.S. and Canada with higher education institutions in Africa. CADFP Diaspora Fellows visit host institutions in Africa, where they engage with Host Fellows in a range of educational activities in their field of specialization, including curriculum co-development/revision, collaborative research, and training/mentoring of graduate students and early-career faculty. Since its launch in 2013, CADFP has awarded more than 650 fellowships at over 180 universities across ten African countries. These fellowships have helped in not only achieving specific academic outcomes stipulated in the grant applications, but also enhancing capacities of host institutions and collaborating faculty and forming lasting partnerships and networks.</text:p>
      <text:p text:style-name="P6"/>
      <text:p text:style-name="Normal"><text:span text:style-name="T7">In October 2021, the CADFP hosted a Diaspora Fellow Alumni Convening in Washington, D.C. During the Convening, a recommendation was made to bring together all CADFP Host and Fellow Alumni for discussion on sustaining the work of the CADFP.<text:s/></text:span><text:a xlink:href="https://www.iie.org/wp-content/uploads/2023/09/CADFP-2021-Alumni-Convening-Summary-Report.pdf" office:target-frame-name="_top" xlink:show="replace"><text:span text:style-name="T8">A full summary report with conference papers can be found here</text:span></text:a><text:span text:style-name="T9">. Based on this recommendation, the CADFP will host an All-Alumni Virtual Convening to celebrate the 10th anniversary of the program to reflect on CADFP experiences, draw transferable lessons, and chart possible future pathways for engagement and strengthening of African higher education. The Convening will take place from January 23-25, 2024. Based on findings from the previous Convening, the All-Virtual Alumni Convening has four core objectives:</text:span></text:p>
      <text:p text:style-name="P10"/>
      <text:list text:style-name="LFO1" text:continue-numbering="true">
        <text:list-item>
          <text:p text:style-name="P11">Share practices, learnings, challenges and opportunities related to engagement with higher education institutions around the world</text:p>
        </text:list-item>
        <text:list-item>
          <text:p text:style-name="P12">Identify policy priorities and recommendations to inform existing policy frameworks</text:p>
        </text:list-item>
        <text:list-item>
          <text:p text:style-name="P13">Advance collaborative projects to expand academic communities across Africa</text:p>
        </text:list-item>
        <text:list-item>
          <text:p text:style-name="P14">Explore resource mobilization for African higher education</text:p>
        </text:list-item>
      </text:list>
      <text:p text:style-name="P15"/>
      <text:p text:style-name="P16">The three-day Convening is organized under the following theme and subthemes:</text:p>
      <text:p text:style-name="P17"/>
      <text:p text:style-name="P18">Theme: Sustaining the Carnegie African Diaspora Fellowship Program</text:p>
      <text:p text:style-name="P19"><text:tab/>Subtheme 1: Domestication of CADFP</text:p>
      <text:p text:style-name="P20"><text:tab/>Subtheme 2: Sustaining Collaborations</text:p>
      <text:p text:style-name="P21"><text:tab/>Subtheme 3: Developing Competitive Proposals for Funding</text:p>
      <text:p text:style-name="P22"/>
      <text:p text:style-name="P23">Based on Convening discussions, the program will publish a summative report of the proceedings.</text:p>
      <text:p text:style-name="P24"/>
      <text:p text:style-name="Normal"><text:span text:style-name="T25">The<text:s/></text:span><text:span text:style-name="T26">Convener of the CADFP All-Alumni Virtual Convening is the Association of African Universities (AAU), which holds a partnership grant with the CADFP through the Institute of International Educ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venir" svg:font-family="Avenir"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complex="Calibri" style:letter-kerning="false" fo:hyphenate="false"/>
    </style:style>
    <style:style style:name="DefaultParagraphFont" style:display-name="Default Paragraph Font" style:family="text"/>
    <style:style style:name="Pa5" style:display-name="Pa5" style:family="paragraph" style:parent-style-name="Normal" style:next-style-name="Normal">
      <style:paragraph-properties style:text-autospace="none" style:line-height-at-least="0.1256in"/>
      <style:text-properties style:font-name="Avenir" style:font-name-complex="Times New Roman" fo:font-size="12pt" style:font-size-asian="12pt" style:font-size-complex="12pt" fo:hyphenate="false"/>
    </style:style>
    <style:style style:name="A10" style:display-name="A10" style:family="text">
      <style:text-properties style:font-name-complex="Avenir" fo:color="#3D4855" fo:font-size="11pt" style:font-size-asian="11pt" style:font-size-complex="11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complex="Calibri" style:letter-kerning="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complex="Calibri" style:letter-kerning="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size="10pt" style:font-size-asian="10pt"/>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style>
  </office:automatic-styles>
  <office:master-styles>
    <style:master-page style:name="MP0" style:page-layout-name="PL0">
      <style:header>
        <text:p text:style-name="Header"><draw:custom-shape svg:width="5.72847in" svg:height="3.43681in" draw:z-index="251659264" draw:id="id0" draw:style-name="a2" draw:transform="translate(-2.86424in -1.7184in) rotate(-0.7854) translate(2.86354in 1.7184in)" draw:name="PowerPlusWaterMarkObject357831064" text:anchor-type="paragraph"><svg:title/><svg:desc/><text:p text:style-name="a1" text:class-names="" text:cond-style-name=""><text:span text:style-name="a0"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2"><draw:frame draw:style-name="a3" draw:name="Picture 100083" text:anchor-type="as-char" svg:x="0in" svg:y="0in" svg:width="6.5in" svg:height="0.96667in" style:rel-width="scale" style:rel-height="scale"><draw:image xlink:href="media/image1.jpeg" xlink:type="simple" xlink:show="embed" xlink:actuate="onLoad"/><svg:title/><svg:desc>A close up of a text

Description automatically generated</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ats, Jeremy</meta:initial-creator>
    <dc:creator>Coats, Jeremy</dc:creator>
    <meta:creation-date>2023-08-18T15:31:00Z</meta:creation-date>
    <dc:date>2023-09-19T15:57:00Z</dc:date>
    <meta:template xlink:href="Normal" xlink:type="simple"/>
    <meta:editing-cycles>11</meta:editing-cycles>
    <meta:editing-duration>PT3840S</meta:editing-duration>
    <meta:document-statistic meta:page-count="1" meta:paragraph-count="5" meta:word-count="423" meta:character-count="2832" meta:row-count="20" meta:non-whitespace-character-count="2414"/>
  </office:meta>
</office:document-meta>
</file>